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T1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Usar cookie exporter (100% funciona, sem erro)</text:span></text:span></text:h>
      <text:p text:style-name="Text_20_body">A maneira mais estável é <text:span text:style-name="Strong_20_Emphasis">exportar um arquivo </text:span><text:span text:style-name="Strong_20_Emphasis"><text:span text:style-name="Source_20_Text">cookies.txt</text:span></text:span> que o yt-dlp entende.</text:p>
      <text:h text:style-name="Heading_20_3" text:outline-level="3">1️⃣ Instale esta extensão no Chrome:</text:h>
      <text:p text:style-name="Text_20_body"><text:span text:style-name="Strong_20_Emphasis">Get cookies.txt (original)</text:span><text:line-break/>https://chromewebstore.google.com/detail/get-cookiestxt/nnaajnbcbdjoglncofdjcbmlhojplimk</text:p>
      <text:h text:style-name="Heading_20_3" text:outline-level="3">2️⃣ Acesse <text:span text:style-name="Strong_20_Emphasis">youtube.com</text:span> estando logado</text:h>
      <text:h text:style-name="Heading_20_3" text:outline-level="3">3️⃣ Clique no ícone da extensão → <text:span text:style-name="Strong_20_Emphasis">Get cookies.txt</text:span></text:h>
      <text:p text:style-name="Text_20_body">Irá baixar um arquivo chamado <text:span text:style-name="Source_20_Text">cookies.txt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1T13:38:16.415000000</dc:date>
    <meta:editing-duration>PT37S</meta:editing-duration>
    <meta:editing-cycles>1</meta:editing-cycles>
    <meta:document-statistic meta:table-count="0" meta:image-count="0" meta:object-count="0" meta:page-count="1" meta:paragraph-count="7" meta:word-count="50" meta:character-count="397" meta:non-whitespace-character-count="354"/>
    <meta:generator>LibreOffice/7.3.2.2$Windows_X86_64 LibreOffice_project/49f2b1bff42cfccbd8f788c8dc32c1c309559be0</meta:generator>
  </office:meta>
</office:document-meta>
</file>